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Models" style:family="table">
      <style:table-properties style:width="17cm" table:align="margins"/>
    </style:style>
    <style:style style:name="Models.A" style:family="table-column">
      <style:table-column-properties style:column-width="8.5cm" style:rel-column-width="32767*"/>
    </style:style>
    <style:style style:name="Models.A1" style:family="table-cell">
      <style:table-cell-properties fo:padding="0.097cm" fo:border="0.05pt solid #000000"/>
    </style:style>
    <style:style style:name="Models.A2" style:family="table-cell">
      <style:table-cell-properties fo:padding="0.097cm" fo:border-left="0.05pt solid #000000" fo:border-right="none" fo:border-top="none" fo:border-bottom="0.05pt solid #000000"/>
    </style:style>
    <style:style style:name="Models.B2" style:family="table-cell">
      <style:table-cell-properties fo:padding="0.097cm" fo:border-left="0.05pt solid #000000" fo:border-right="0.05pt solid #000000" fo:border-top="none" fo:border-bottom="0.05pt solid #000000"/>
    </style:style>
    <style:style style:name="Variables" style:family="table">
      <style:table-properties style:width="17cm" table:align="margins"/>
    </style:style>
    <style:style style:name="Variables.A" style:family="table-column">
      <style:table-column-properties style:column-width="3.036cm" style:rel-column-width="11702*"/>
    </style:style>
    <style:style style:name="Variables.D" style:family="table-column">
      <style:table-column-properties style:column-width="3.036cm" style:rel-column-width="11703*"/>
    </style:style>
    <style:style style:name="Variables.E" style:family="table-column">
      <style:table-column-properties style:column-width="4.858cm" style:rel-column-width="18723*"/>
    </style:style>
    <style:style style:name="Variables.A1" style:family="table-cell">
      <style:table-cell-properties fo:padding="0.097cm" fo:border="0.05pt solid #000000"/>
    </style:style>
    <style:style style:name="Variables.A2" style:family="table-cell">
      <style:table-cell-properties fo:padding="0.097cm" fo:border-left="0.05pt solid #000000" fo:border-right="none" fo:border-top="none" fo:border-bottom="0.05pt solid #000000"/>
    </style:style>
    <style:style style:name="Variables.E2" style:family="table-cell">
      <style:table-cell-properties fo:padding="0.097cm" fo:border-left="0.05pt solid #000000" fo:border-right="0.05pt solid #000000" fo:border-top="none" fo:border-bottom="0.05pt solid #000000"/>
    </style:style>
    <style:style style:name="Statevariables" style:family="table">
      <style:table-properties style:width="17cm" table:align="margins"/>
    </style:style>
    <style:style style:name="Statevariables.A" style:family="table-column">
      <style:table-column-properties style:column-width="8.5cm" style:rel-column-width="32767*"/>
    </style:style>
    <style:style style:name="Statevariables.A1" style:family="table-cell">
      <style:table-cell-properties fo:padding="0.097cm" fo:border-left="0.05pt solid #000000" fo:border-right="none" fo:border-top="0.05pt solid #000000" fo:border-bottom="0.05pt solid #000000"/>
    </style:style>
    <style:style style:name="Statevariables.B1" style:family="table-cell">
      <style:table-cell-properties fo:padding="0.097cm" fo:border="0.05pt solid #000000"/>
    </style:style>
    <style:style style:name="Statevariables.A2" style:family="table-cell">
      <style:table-cell-properties fo:padding="0.097cm" fo:border-left="0.05pt solid #000000" fo:border-right="none" fo:border-top="none" fo:border-bottom="0.05pt solid #000000"/>
    </style:style>
    <style:style style:name="Statevariable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036cm" style:rel-column-width="11702*"/>
    </style:style>
    <style:style style:name="Table2.D" style:family="table-column">
      <style:table-column-properties style:column-width="3.036cm" style:rel-column-width="11703*"/>
    </style:style>
    <style:style style:name="Table2.E" style:family="table-column">
      <style:table-column-properties style:column-width="4.858cm" style:rel-column-width="18723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1fe1c7" officeooo:paragraph-rsid="001fe1c7"/>
    </style:style>
    <style:style style:name="P2" style:family="paragraph" style:parent-style-name="Table_20_Heading">
      <style:text-properties officeooo:rsid="001fe1c7" officeooo:paragraph-rsid="0021cc6a"/>
    </style:style>
    <style:style style:name="P3" style:family="paragraph" style:parent-style-name="Table_20_Heading">
      <style:text-properties officeooo:rsid="002128fb" officeooo:paragraph-rsid="002128fb"/>
    </style:style>
    <style:style style:name="P4" style:family="paragraph" style:parent-style-name="Table_20_Heading">
      <style:text-properties officeooo:rsid="002128fb" officeooo:paragraph-rsid="0021cc6a"/>
    </style:style>
    <style:style style:name="P5" style:family="paragraph" style:parent-style-name="Table_20_Heading">
      <style:text-properties officeooo:rsid="0021cc6a" officeooo:paragraph-rsid="0021cc6a"/>
    </style:style>
    <style:style style:name="P6" style:family="paragraph" style:parent-style-name="Table_20_Heading">
      <style:text-properties officeooo:paragraph-rsid="0021cc6a"/>
    </style:style>
    <style:style style:name="P7" style:family="paragraph" style:parent-style-name="Standard">
      <style:text-properties officeooo:rsid="001fe1c7" officeooo:paragraph-rsid="001fe1c7"/>
    </style:style>
    <style:style style:name="P8" style:family="paragraph" style:parent-style-name="Standard">
      <style:text-properties officeooo:rsid="001fe1c7" officeooo:paragraph-rsid="0021cc6a"/>
    </style:style>
    <style:style style:name="P9" style:family="paragraph" style:parent-style-name="Standard">
      <style:text-properties officeooo:paragraph-rsid="001fe1c7"/>
    </style:style>
    <style:style style:name="P10" style:family="paragraph" style:parent-style-name="Standard">
      <style:text-properties officeooo:rsid="0021cc6a" officeooo:paragraph-rsid="0021cc6a"/>
    </style:style>
    <style:style style:name="P11" style:family="paragraph" style:parent-style-name="Standard">
      <style:paragraph-properties fo:break-before="page"/>
      <style:text-properties officeooo:paragraph-rsid="0021cc6a"/>
    </style:style>
    <style:style style:name="P12" style:family="paragraph" style:parent-style-name="Table_20_Contents">
      <style:text-properties officeooo:rsid="001fe1c7" officeooo:paragraph-rsid="001fe1c7"/>
    </style:style>
    <style:style style:name="P13" style:family="paragraph" style:parent-style-name="Table_20_Contents">
      <style:text-properties officeooo:rsid="001fe1c7" officeooo:paragraph-rsid="002128fb"/>
    </style:style>
    <style:style style:name="P14" style:family="paragraph" style:parent-style-name="Table_20_Contents">
      <style:text-properties officeooo:rsid="001fe1c7" officeooo:paragraph-rsid="0021cc6a"/>
    </style:style>
    <style:style style:name="P15" style:family="paragraph" style:parent-style-name="Table_20_Contents">
      <style:text-properties officeooo:rsid="001fe1c7" officeooo:paragraph-rsid="0022ef92"/>
    </style:style>
    <style:style style:name="P16" style:family="paragraph" style:parent-style-name="Table_20_Contents">
      <style:text-properties officeooo:rsid="002128fb" officeooo:paragraph-rsid="002128fb"/>
    </style:style>
    <style:style style:name="P17" style:family="paragraph" style:parent-style-name="Table_20_Contents">
      <style:text-properties officeooo:rsid="002128fb" officeooo:paragraph-rsid="0021cc6a"/>
    </style:style>
    <style:style style:name="P18" style:family="paragraph" style:parent-style-name="Table_20_Contents">
      <style:text-properties officeooo:rsid="0021cc6a" officeooo:paragraph-rsid="0021cc6a"/>
    </style:style>
    <style:style style:name="P19" style:family="paragraph" style:parent-style-name="Table_20_Contents">
      <style:text-properties officeooo:paragraph-rsid="0021cc6a"/>
    </style:style>
    <style:style style:name="P20" style:family="paragraph" style:parent-style-name="Header">
      <style:text-properties officeooo:rsid="001fe1c7" officeooo:paragraph-rsid="001fe1c7"/>
    </style:style>
    <style:style style:name="T1" style:family="text">
      <style:text-properties officeooo:rsid="002128fb"/>
    </style:style>
    <style:style style:name="T2" style:family="text">
      <style:text-properties officeooo:rsid="0021cc6a"/>
    </style:style>
    <style:style style:name="T3" style:family="text">
      <style:text-properties officeooo:rsid="0022ef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Models" table:style-name="Models">
        <table:table-column table:style-name="Models.A" table:number-columns-repeated="2"/>
        <table:table-header-rows>
          <table:table-row>
            <table:table-cell table:style-name="Models.A1" table:number-columns-spanned="2" office:value-type="string">
              <text:p text:style-name="Table_20_Heading">MODELS:</text:p>
            </table:table-cell>
            <table:covered-table-cell/>
          </table:table-row>
          <table:table-row>
            <table:table-cell table:style-name="Models.A2" office:value-type="string">
              <text:p text:style-name="P1">ModId=Foldername</text:p>
            </table:table-cell>
            <table:table-cell table:style-name="Models.B2" office:value-type="string">
              <text:p text:style-name="P1">Name</text:p>
            </table:table-cell>
          </table:table-row>
        </table:table-header-rows>
        <table:table-row>
          <table:table-cell table:style-name="Models.A2" office:value-type="string">
            <text:p text:style-name="P12">D1.yaml</text:p>
          </table:table-cell>
          <table:table-cell table:style-name="Models.B2" office:value-type="string">
            <text:p text:style-name="P12">Sierra_veg</text:p>
          </table:table-cell>
        </table:table-row>
        <table:table-row>
          <table:table-cell table:style-name="Models.A2" office:value-type="string">
            <text:p text:style-name="P12">D2.yaml</text:p>
          </table:table-cell>
          <table:table-cell table:style-name="Models.B2" office:value-type="string">
            <text:p text:style-name="P12">Metzler_soil_a</text:p>
          </table:table-cell>
        </table:table-row>
        <table:table-row>
          <table:table-cell table:style-name="Models.A2" office:value-type="string">
            <text:p text:style-name="P12"/>
          </table:table-cell>
          <table:table-cell table:style-name="Models.B2" office:value-type="string">
            <text:p text:style-name="P12"/>
          </table:table-cell>
        </table:table-row>
      </table:table>
      <text:p text:style-name="P7"/>
      <text:p text:style-name="P7"/>
      <table:table table:name="Variables" table:style-name="Variables">
        <table:table-column table:style-name="Variables.A" table:number-columns-repeated="3"/>
        <table:table-column table:style-name="Variables.D"/>
        <table:table-column table:style-name="Variables.E"/>
        <table:table-header-rows>
          <table:table-row>
            <table:table-cell table:style-name="Variables.A1" table:number-columns-spanned="5" office:value-type="string">
              <text:p text:style-name="P1">V<text:span text:style-name="T1">ARIABL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Variables.A2" office:value-type="string">
              <text:p text:style-name="P1">VarI<text:span text:style-name="T3">d</text:span></text:p>
            </table:table-cell>
            <table:table-cell table:style-name="Variables.A2" office:value-type="string">
              <text:p text:style-name="P1">Mod<text:span text:style-name="T3">Id</text:span></text:p>
            </table:table-cell>
            <table:table-cell table:style-name="Variables.A2" office:value-type="string">
              <text:p text:style-name="P3">Symbol</text:p>
            </table:table-cell>
            <table:table-cell table:style-name="Variables.A2" office:value-type="string">
              <text:p text:style-name="P3">Description</text:p>
            </table:table-cell>
            <table:table-cell table:style-name="Variables.E2" office:value-type="string">
              <text:p text:style-name="P3">Unit</text:p>
            </table:table-cell>
          </table:table-row>
        </table:table-header-rows>
        <table:table-row>
          <table:table-cell table:style-name="Variables.A2" office:value-type="string">
            <text:p text:style-name="P16">1</text:p>
          </table:table-cell>
          <table:table-cell table:style-name="Variables.A2" office:value-type="string">
            <text:p text:style-name="P13">D1.yaml</text:p>
          </table:table-cell>
          <table:table-cell table:style-name="Variables.A2" office:value-type="string">
            <text:p text:style-name="P16">x</text:p>
          </table:table-cell>
          <table:table-cell table:style-name="Variables.A2" office:value-type="string">
            <text:p text:style-name="Table_20_Contents"/>
          </table:table-cell>
          <table:table-cell table:style-name="Variables.E2" office:value-type="string">
            <text:p text:style-name="Table_20_Contents"/>
          </table:table-cell>
        </table:table-row>
        <table:table-row>
          <table:table-cell table:style-name="Variables.A2" office:value-type="string">
            <text:p text:style-name="P16">2</text:p>
          </table:table-cell>
          <table:table-cell table:style-name="Variables.A2" office:value-type="string">
            <text:p text:style-name="P13">D1.yaml</text:p>
          </table:table-cell>
          <table:table-cell table:style-name="Variables.A2" office:value-type="string">
            <text:p text:style-name="P16">y</text:p>
          </table:table-cell>
          <table:table-cell table:style-name="Variables.A2" office:value-type="string">
            <text:p text:style-name="Table_20_Contents"/>
          </table:table-cell>
          <table:table-cell table:style-name="Variables.E2" office:value-type="string">
            <text:p text:style-name="Table_20_Contents"/>
          </table:table-cell>
        </table:table-row>
        <table:table-row>
          <table:table-cell table:style-name="Variables.A2" office:value-type="string">
            <text:p text:style-name="P18">3</text:p>
          </table:table-cell>
          <table:table-cell table:style-name="Variables.A2" office:value-type="string">
            <text:p text:style-name="P14">D1.yaml</text:p>
          </table:table-cell>
          <table:table-cell table:style-name="Variables.A2" office:value-type="string">
            <text:p text:style-name="P18">k</text:p>
          </table:table-cell>
          <table:table-cell table:style-name="Variables.A2" office:value-type="string">
            <text:p text:style-name="Table_20_Contents"/>
          </table:table-cell>
          <table:table-cell table:style-name="Variables.E2" office:value-type="string">
            <text:p text:style-name="Table_20_Contents"/>
          </table:table-cell>
        </table:table-row>
        <table:table-row>
          <table:table-cell table:style-name="Variables.A2" office:value-type="string">
            <text:p text:style-name="P18">4</text:p>
          </table:table-cell>
          <table:table-cell table:style-name="Variables.A2" office:value-type="string">
            <text:p text:style-name="P14">D<text:span text:style-name="T2">2</text:span>.yaml</text:p>
          </table:table-cell>
          <table:table-cell table:style-name="Variables.A2" office:value-type="string">
            <text:p text:style-name="P18">c_1</text:p>
          </table:table-cell>
          <table:table-cell table:style-name="Variables.A2" office:value-type="string">
            <text:p text:style-name="Table_20_Contents"/>
          </table:table-cell>
          <table:table-cell table:style-name="Variables.E2" office:value-type="string">
            <text:p text:style-name="Table_20_Contents"/>
          </table:table-cell>
        </table:table-row>
      </table:table>
      <text:p text:style-name="P7"/>
      <text:p text:style-name="P7"/>
      <table:table table:name="Statevariables" table:style-name="Statevariables">
        <table:table-column table:style-name="Statevariables.A" table:number-columns-repeated="2"/>
        <table:table-header-rows>
          <table:table-row>
            <table:table-cell table:style-name="Statevariables.A1" office:value-type="string">
              <text:p text:style-name="P5">STATEVARIABLES</text:p>
            </table:table-cell>
            <table:table-cell table:style-name="Statevariables.B1" office:value-type="string">
              <text:p text:style-name="Table_20_Heading"/>
            </table:table-cell>
          </table:table-row>
          <table:table-row>
            <table:table-cell table:style-name="Statevariables.A2" office:value-type="string">
              <text:p text:style-name="P5">VarI<text:span text:style-name="T3">d</text:span></text:p>
            </table:table-cell>
            <table:table-cell table:style-name="Statevariables.B2" office:value-type="string">
              <text:p text:style-name="P5">Position</text:p>
            </table:table-cell>
          </table:table-row>
        </table:table-header-rows>
        <table:table-row>
          <table:table-cell table:style-name="Statevariables.A2" office:value-type="string">
            <text:p text:style-name="P18">1</text:p>
          </table:table-cell>
          <table:table-cell table:style-name="Statevariables.B2" office:value-type="string">
            <text:p text:style-name="P18">1</text:p>
          </table:table-cell>
        </table:table-row>
        <table:table-row>
          <table:table-cell table:style-name="Statevariables.A2" office:value-type="string">
            <text:p text:style-name="P18">2</text:p>
          </table:table-cell>
          <table:table-cell table:style-name="Statevariables.B2" office:value-type="string">
            <text:p text:style-name="P18">2</text:p>
          </table:table-cell>
        </table:table-row>
        <table:table-row>
          <table:table-cell table:style-name="Statevariables.A2" office:value-type="string">
            <text:p text:style-name="P18">4</text:p>
          </table:table-cell>
          <table:table-cell table:style-name="Statevariables.B2" office:value-type="string">
            <text:p text:style-name="P18">1</text:p>
          </table:table-cell>
        </table:table-row>
        <table:table-row>
          <table:table-cell table:style-name="Statevariables.A2" office:value-type="string">
            <text:p text:style-name="Table_20_Contents"/>
          </table:table-cell>
          <table:table-cell table:style-name="Statevariables.B2" office:value-type="string">
            <text:p text:style-name="Table_20_Contents"/>
          </table:table-cell>
        </table:table-row>
      </table:table>
      <text:p text:style-name="P7"/>
      <text:p text:style-name="P10">The problem with this design is an update anomalie</text:p>
      <text:p text:style-name="P10">If we change the Position value of one state variable (its position in the state vector) we <text:span text:style-name="T3">have to change it for ALL statevariables of the same model.</text:span></text:p>
      <text:p text:style-name="P11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table:number-columns-spanned="2" office:value-type="string">
              <text:p text:style-name="P6">MODELS:</text:p>
            </table:table-cell>
            <table:covered-table-cell/>
          </table:table-row>
          <table:table-row>
            <table:table-cell table:style-name="Table1.A2" office:value-type="string">
              <text:p text:style-name="P2">ModId=Foldername</text:p>
            </table:table-cell>
            <table:table-cell table:style-name="Table1.B2" office:value-type="string">
              <text:p text:style-name="P2">Name</text:p>
            </table:table-cell>
          </table:table-row>
        </table:table-header-rows>
        <table:table-row>
          <table:table-cell table:style-name="Table1.A2" office:value-type="string">
            <text:p text:style-name="P14">D1.yaml</text:p>
          </table:table-cell>
          <table:table-cell table:style-name="Table1.B2" office:value-type="string">
            <text:p text:style-name="P14">Sierra_veg</text:p>
          </table:table-cell>
        </table:table-row>
        <table:table-row>
          <table:table-cell table:style-name="Table1.A2" office:value-type="string">
            <text:p text:style-name="P14">D2.yaml</text:p>
          </table:table-cell>
          <table:table-cell table:style-name="Table1.B2" office:value-type="string">
            <text:p text:style-name="P14">Metzler_soil_a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14"/>
          </table:table-cell>
        </table:table-row>
      </table:table>
      <text:p text:style-name="P8"/>
      <text:p text:style-name="P8"/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header-rows>
          <table:table-row>
            <table:table-cell table:style-name="Table2.A1" table:number-columns-spanned="5" office:value-type="string">
              <text:p text:style-name="P2">V<text:span text:style-name="T1">ARIABL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2.A2" office:value-type="string">
              <text:p text:style-name="P2">VarID</text:p>
            </table:table-cell>
            <table:table-cell table:style-name="Table2.A2" office:value-type="string">
              <text:p text:style-name="P2">ModI<text:span text:style-name="T3">d</text:span></text:p>
            </table:table-cell>
            <table:table-cell table:style-name="Table2.A2" office:value-type="string">
              <text:p text:style-name="P4">Symbol</text:p>
            </table:table-cell>
            <table:table-cell table:style-name="Table2.A2" office:value-type="string">
              <text:p text:style-name="P4">Description</text:p>
            </table:table-cell>
            <table:table-cell table:style-name="Table2.E2" office:value-type="string">
              <text:p text:style-name="P4">Unit</text:p>
            </table:table-cell>
          </table:table-row>
        </table:table-header-rows>
        <table:table-row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4">D1.yaml</text:p>
          </table:table-cell>
          <table:table-cell table:style-name="Table2.A2" office:value-type="string">
            <text:p text:style-name="P17">x</text:p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4">D1.yaml</text:p>
          </table:table-cell>
          <table:table-cell table:style-name="Table2.A2" office:value-type="string">
            <text:p text:style-name="P17">y</text:p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8">3</text:p>
          </table:table-cell>
          <table:table-cell table:style-name="Table2.A2" office:value-type="string">
            <text:p text:style-name="P14">D1.yaml</text:p>
          </table:table-cell>
          <table:table-cell table:style-name="Table2.A2" office:value-type="string">
            <text:p text:style-name="P18">k</text:p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8">4</text:p>
          </table:table-cell>
          <table:table-cell table:style-name="Table2.A2" office:value-type="string">
            <text:p text:style-name="P14">D<text:span text:style-name="T2">2</text:span>.yaml</text:p>
          </table:table-cell>
          <table:table-cell table:style-name="Table2.A2" office:value-type="string">
            <text:p text:style-name="P18">c_1</text:p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19"/>
          </table:table-cell>
        </table:table-row>
      </table:table>
      <text:p text:style-name="P8"/>
      <text:p text:style-name="P8"/>
      <table:table table:name="Table3" table:style-name="Table3">
        <table:table-column table:style-name="Table3.A" table:number-columns-repeated="2"/>
        <table:table-header-rows>
          <table:table-row>
            <table:table-cell table:style-name="Table3.A1" office:value-type="string">
              <text:p text:style-name="P5">STATEV<text:span text:style-name="T3">ECTORS</text:span></text:p>
            </table:table-cell>
            <table:table-cell table:style-name="Table3.B1" office:value-type="string">
              <text:p text:style-name="P6"/>
            </table:table-cell>
          </table:table-row>
          <table:table-row>
            <table:table-cell table:style-name="Table3.A2" office:value-type="string">
              <text:p text:style-name="P5"><text:span text:style-name="T3">Mod</text:span>I<text:span text:style-name="T3">d</text:span></text:p>
            </table:table-cell>
            <table:table-cell table:style-name="Table3.B2" office:value-type="string">
              <text:p text:style-name="P5"/>
            </table:table-cell>
          </table:table-row>
        </table:table-header-rows>
        <table:table-row>
          <table:table-cell table:style-name="Table3.A2" office:value-type="string">
            <text:p text:style-name="P15">D1.yaml</text:p>
          </table:table-cell>
          <table:table-cell table:style-name="Table3.B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B2" office:value-type="string">
            <text:p text:style-name="P18">2</text:p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B2" office:value-type="string">
            <text:p text:style-name="P18">1</text:p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B2" office:value-type="string">
            <text:p text:style-name="P19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e1c7" officeooo:paragraph-rsid="001fe1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51:33.715643985</meta:creation-date>
    <dc:date>2018-10-10T13:37:45.132034084</dc:date>
    <meta:editing-duration>PT15M40S</meta:editing-duration>
    <meta:editing-cycles>2</meta:editing-cycles>
    <meta:generator>LibreOffice/6.0.3.2$Linux_X86_64 LibreOffice_project/00m0$Build-2</meta:generator>
    <meta:document-statistic meta:table-count="6" meta:image-count="0" meta:object-count="0" meta:page-count="2" meta:paragraph-count="66" meta:word-count="101" meta:character-count="546" meta:non-whitespace-character-count="511"/>
  </office:meta>
</office:document-meta>
</file>